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1B000003570CA1597C5F60D492.png" manifest:media-type="image/png"/>
  <manifest:file-entry manifest:full-path="Pictures/10000201000006880000032887708E3BA0061F7E.png" manifest:media-type="image/png"/>
  <manifest:file-entry manifest:full-path="Pictures/10000201000006230000037165F6F814A0A6A294.png" manifest:media-type="image/png"/>
  <manifest:file-entry manifest:full-path="Pictures/10000201000006A500000345788BC15C2422522A.png" manifest:media-type="image/png"/>
  <manifest:file-entry manifest:full-path="Pictures/10000201000006D000000335C62A25BF199F18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0c4"/>
    </style:style>
    <style:style style:name="P2" style:family="paragraph" style:parent-style-name="Standard">
      <style:text-properties officeooo:rsid="000520c4" officeooo:paragraph-rsid="000520c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magine1" text:anchor-type="char" svg:width="17cm" svg:height="8.003cm" draw:z-index="0"><draw:image xlink:href="Pictures/10000201000006D000000335C62A25BF199F18E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magine2" text:anchor-type="char" svg:width="17cm" svg:height="8.364cm" draw:z-index="1"><draw:image xlink:href="Pictures/10000201000006A500000345788BC15C2422522A.png" xlink:type="simple" xlink:show="embed" xlink:actuate="onLoad" loext:mime-type="image/png"/></draw:frame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magine3" text:anchor-type="char" svg:width="17cm" svg:height="9.532cm" draw:z-index="2"><draw:image xlink:href="Pictures/10000201000006230000037165F6F814A0A6A294.png" xlink:type="simple" xlink:show="embed" xlink:actuate="onLoad" loext:mime-type="image/png"/></draw:frame><text:soft-page-break/><text:s/></text:p>
      <text:p text:style-name="P1"/>
      <text:p text:style-name="P2"/>
      <text:p text:style-name="P2"/>
      <text:p text:style-name="P2"><draw:frame draw:style-name="fr1" draw:name="Immagine4" text:anchor-type="char" svg:width="17cm" svg:height="8.214cm" draw:z-index="3"><draw:image xlink:href="Pictures/10000201000006880000032887708E3BA0061F7E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1" draw:name="Immagine5" text:anchor-type="char" svg:width="17cm" svg:height="9.299cm" draw:z-index="4"><draw:image xlink:href="Pictures/100002010000061B000003570CA1597C5F60D492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8:18:44.936574778</meta:creation-date>
    <dc:date>2021-06-25T14:34:10.037673625</dc:date>
    <meta:editing-duration>PT10M42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3" meta:paragraph-count="2" meta:word-count="0" meta:character-count="4" meta:non-whitespace-character-count="0"/>
  </office:meta>
</office:document-meta>
</file>